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文泉驿正黑" svg:font-family="文泉驿正黑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Ubuntu Mono"/>
    </style:style>
    <style:style style:name="P2" style:family="paragraph" style:parent-style-name="Text_20_body">
      <style:text-properties style:font-name="Ubuntu Mono" officeooo:paragraph-rsid="00025ae7"/>
    </style:style>
    <style:style style:name="T1" style:family="text">
      <style:text-properties officeooo:rsid="00020bb1"/>
    </style:style>
    <style:style style:name="T2" style:family="text">
      <style:text-properties officeooo:rsid="00025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re are total 3 files, and the function of them are listed following:</text:span></text:p>
      <text:p text:style-name="P1"><text:span text:style-name="T1">1.test.h</text:span></text:p>
      <text:p text:style-name="P1"><text:span text:style-name="T1">this file's task is quiet easy, just find out overlap between rectangles and print out. So it's easy to find out mistakes.</text:span></text:p>
      <text:p text:style-name="P1"><text:span text:style-name="T1">2.Rect.h</text:span></text:p>
      <text:p text:style-name="P1"><text:span text:style-name="T1">firstly, this provide Point for Rect to compose to save the position. Then we compose std::vector&lt;Rect&gt; to Rects. So we can overload &lt;&lt; and &gt;&gt; to realize the input and output task. We also add [] and size() to make it behave like a vector.</text:span></text:p>
      <text:p text:style-name="P2"><text:span text:style-name="T2">3.SLT.h</text:span></text:p>
      <text:p text:style-name="P2"><text:span text:style-name="T2">this is the most important file for we to realize the pap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文泉驿正黑" svg:font-family="文泉驿正黑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3-07-02T14:44:58</meta:creation-date>
    <meta:generator>LibreOffice/4.0.2.2$Linux_X86_64 LibreOffice_project/400m0$Build-2</meta:generator>
    <dc:date>2013-07-02T14:57:18</dc:date>
    <dc:creator>zero </dc:creator>
    <meta:editing-duration>PT1M59S</meta:editing-duration>
    <meta:editing-cycles>2</meta:editing-cycles>
    <meta:document-statistic meta:table-count="0" meta:image-count="0" meta:object-count="0" meta:page-count="1" meta:paragraph-count="7" meta:word-count="95" meta:character-count="515" meta:non-whitespace-character-count="427"/>
  </office:meta>
</office:document-meta>
</file>